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line-height="150%"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line-height="150%" fo:text-align="start" style:justify-single-word="false"/>
      <style:text-properties fo:font-size="12pt"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Childcare Application Project Description</text:p>
      <text:p text:style-name="P2"/>
      <text:p text:style-name="P3"><text:tab/>This application is for use by the Spokane Club to assist in the management of records and billing reports for the childcare facility. <text:s/>It will consist of one program, for manager use and <text:s/>for parent use. <text:s/>The parent side of the application will allow parents to log their children in and out of childcare and compute the price for such services. <text:s/>The manager side of the application will have the ability to add childcare services, change the pricing of said services, compile reports for billing purposes, as well as the ability to add, remove, and edit parents and children. <text:s/>The overall purpose of the program is to simplify and expedite current manual processes involved with childcare services offered at the Spokane Club.</text:p>
      <text:p text:style-name="P3"/>
      <text:p text:style-name="P3"><text:tab/>This application is intended to run on a windows 7, 8, or 8.1 operating system with the .Net Framework version 4.5, and to have access to a SQLite database. <text:s/>The database used by this application will be a stand alone database and will not access other databases or data currently running on Spokane Club systems. <text:s/>The application itself will not interact with any of the Spokane Club's currently running systems. <text:s/>Certain security measures will be taken to prevent such attacks as SQL injection. <text:s/>To ensure the program is stable, we shall be running extensive tests including unit tests.</text:p>
      <text:p text:style-name="P3"/>
      <text:p text:style-name="P3"><text:tab/>The application is under development by senior level, undergraduate students currently attending Eastern Washington University. <text:s/>Visual Studio 2013 Ultimate edition is the IDE being used for development, and the languages being used are C# and XAML. <text:s/>The Spokane Club Childcare Application Software is being developed free of charge for use by the Spokane Club and as such, all liability and any necessary upkeep is the responsibility of the Spokane Clu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7T23:08:00.77</meta:creation-date>
    <dc:date>2015-03-17T15:46:05.20</dc:date>
    <meta:editing-duration>PT39M11S</meta:editing-duration>
    <meta:editing-cycles>5</meta:editing-cycles>
    <meta:generator>OpenOffice/4.0.1$Win32 OpenOffice.org_project/401m5$Build-9714</meta:generator>
    <meta:document-statistic meta:table-count="0" meta:image-count="0" meta:object-count="0" meta:page-count="1" meta:paragraph-count="4" meta:word-count="294" meta:character-count="1815"/>
    <dc:creator>Brian Lollis</dc:creator>
  </office:meta>
</office:document-meta>
</file>